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e90f" officeooo:paragraph-rsid="001a6d2d"/>
    </style:style>
    <style:style style:name="P2" style:family="paragraph" style:parent-style-name="Standard">
      <style:paragraph-properties fo:text-align="justify" style:justify-single-word="false"/>
      <style:text-properties officeooo:paragraph-rsid="001a6d2d"/>
    </style:style>
    <style:style style:name="P3" style:family="paragraph" style:parent-style-name="Standard">
      <style:paragraph-properties fo:text-align="justify" style:justify-single-word="false"/>
      <style:text-properties officeooo:rsid="001a6d2d" officeooo:paragraph-rsid="001a6d2d"/>
    </style:style>
    <style:style style:name="P4" style:family="paragraph" style:parent-style-name="Standard">
      <style:paragraph-properties fo:text-align="justify" style:justify-single-word="false"/>
      <style:text-properties officeooo:rsid="001d34d1" officeooo:paragraph-rsid="001d34d1"/>
    </style:style>
    <style:style style:name="T1" style:family="text">
      <style:text-properties officeooo:rsid="001a6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What is Git</text:span></text:p>
      <text:p text:style-name="P1"/>
      <text:p text:style-name="P2"><text:span text:style-name="T1">How to sign up in GITHUB</text:span></text:p>
      <text:p text:style-name="P3">How to initialize Git </text:p>
      <text:p text:style-name="P3"/>
      <text:p text:style-name="P3"/>
      <text:p text:style-name="P3">Command ;git init to initilization of git</text:p>
      <text:p text:style-name="P3"/>
      <text:p text:style-name="P3">-</text:p>
      <text:p text:style-name="P3"/>
      <text:p text:style-name="P3"/>
      <text:p text:style-name="P4">git user name.heman</text:p>
      <text:p text:style-name="P4"/>
      <text:p text:style-name="P4">git user email.hemamahesh0103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45:08.869306300</meta:creation-date>
    <dc:date>2025-02-12T14:39:10.611230700</dc:date>
    <meta:editing-duration>PT24M46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7" meta:word-count="27" meta:character-count="148" meta:non-whitespace-character-count="126"/>
  </office:meta>
</office:document-meta>
</file>